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style:font-size-asian="13pt" style:font-size-complex="13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officeooo:paragraph-rsid="00251650" style:font-size-asian="13pt" style:font-size-complex="13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3pt" style:font-size-asian="13pt" style:font-size-complex="13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1b7844" officeooo:paragraph-rsid="001b7844" style:font-size-asian="13pt" style:font-size-complex="13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1c4410" officeooo:paragraph-rsid="001c4410" style:font-size-asian="13pt" style:font-size-complex="13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281567" officeooo:paragraph-rsid="00281567" style:font-size-asian="13pt" style:font-size-complex="13pt"/>
    </style:style>
    <style:style style:name="P8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style:font-size-asian="13pt" style:font-size-complex="13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3pt" style:font-size-asian="13pt" style:font-size-complex="13pt"/>
    </style:style>
    <style:style style:name="P10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officeooo:rsid="0027ca15" officeooo:paragraph-rsid="0027ca15" style:font-size-asian="13pt" style:font-size-complex="13pt"/>
    </style:style>
    <style:style style:name="P11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fo:language="ru" fo:country="RU" style:font-size-asian="13pt" style:language-asian="zxx" style:country-asian="none" style:font-size-complex="13pt" style:language-complex="zxx" style:country-complex="none"/>
    </style:style>
    <style:style style:name="T1" style:family="text">
      <style:text-properties fo:language="ru" fo:country="RU" style:language-asian="zxx" style:country-asian="none" style:language-complex="zxx" style:country-complex="none"/>
    </style:style>
    <style:style style:name="T2" style:family="text">
      <style:text-properties fo:language="ru" fo:country="RU" officeooo:rsid="001c8e6a" style:language-asian="zxx" style:country-asian="none" style:language-complex="zxx" style:country-complex="none"/>
    </style:style>
    <style:style style:name="T3" style:family="text">
      <style:text-properties fo:language="ru" fo:country="RU" officeooo:rsid="001da8bd" style:language-asian="zxx" style:country-asian="none" style:language-complex="zxx" style:country-complex="none"/>
    </style:style>
    <style:style style:name="T4" style:family="text">
      <style:text-properties fo:language="ru" fo:country="RU" officeooo:rsid="00251650" style:language-asian="zxx" style:country-asian="none" style:language-complex="zxx" style:country-complex="none"/>
    </style:style>
    <style:style style:name="T5" style:family="text">
      <style:text-properties fo:language="ru" fo:country="RU" officeooo:rsid="0026887a" style:language-asian="zxx" style:country-asian="none" style:language-complex="zxx" style:country-complex="none"/>
    </style:style>
    <style:style style:name="T6" style:family="text">
      <style:text-properties officeooo:rsid="0023d0f2"/>
    </style:style>
    <style:style style:name="T7" style:family="text">
      <style:text-properties officeooo:rsid="0024f92d"/>
    </style:style>
    <style:style style:name="T8" style:family="text">
      <style:text-properties officeooo:rsid="0026887a"/>
    </style:style>
    <style:style style:name="T9" style:family="text">
      <style:text-properties officeooo:rsid="0027ca15"/>
    </style:style>
    <style:style style:name="T10" style:family="text">
      <style:text-properties officeooo:rsid="00281567"/>
    </style:style>
    <style:style style:name="T11" style:family="text">
      <style:text-properties officeooo:rsid="0028c0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О Бакалавры</text:p>
      <text:p text:style-name="P4"/>
      <text:p text:style-name="P5">Лабораторная работа № <text:span text:style-name="T6">5</text:span></text:p>
      <text:p text:style-name="P5">“<text:span text:style-name="T10">Проектирование системы экранных форм</text:span>”</text:p>
      <text:p text:style-name="P5"/>
      <text:p text:style-name="P7">по дисциплине</text:p>
      <text:p text:style-name="P6">“Проектирование приложений баз данных”</text:p>
      <text:p text:style-name="P6"/>
      <text:p text:style-name="P2"><text:tab/><text:span text:style-name="T7">Используя библиотеку Qt построить макеты экранных форм</text:span><text:span text:style-name="T1"> по ведению распределённой базы данных. Структура базы данных определена в </text:span><text:span text:style-name="T2">практической</text:span><text:span text:style-name="T1"> работе № 1, интерфейс программы — в <text:s/></text:span><text:span text:style-name="T3">практической</text:span><text:span text:style-name="T1"> работе № </text:span><text:span text:style-name="T3">2</text:span><text:span text:style-name="T1">. Как минимум одна экранная форма должна быть построена по принципу “главный-подчинённый”, во всех формах по ведению справочных таблиц должны присутствовать строки-фильтры. Используемая СУБД — PostgreSQL, используемая библиотека для создания GUI — библиотека Qt. </text:span></text:p>
      <text:p text:style-name="P2"><text:span text:style-name="T1"><text:tab/></text:span><text:span text:style-name="T4">Выполнить реализацию функционирования одной из экранных форм для редактирования справочных таблиц. Остальные </text:span><text:span text:style-name="T5">экранные </text:span><text:span text:style-name="T4">формы </text:span><text:span text:style-name="T5">заполнить актуальными данными</text:span><text:span text:style-name="T4"> </text:span><text:span text:style-name="T5">с использованием SQL‑запросов без возможности редактирования.</text:span><text:span text:style-name="T4"> </text:span><text:span text:style-name="T1">Приложение тестируется на двух узлах ЛВС. На первом установлена СУБД и база данных. На втором работает клиентское приложение. </text:span><text:span text:style-name="T5">При защите работы в ОБЯЗАТЕЛЬНОМ порядке иметь сданную практическую работу № 2.</text:span></text:p>
      <text:p text:style-name="P3"/>
      <text:p text:style-name="P3"/>
      <text:p text:style-name="P3"><text:tab/><text:span text:style-name="T11">Содержимой отчёта</text:span></text:p>
      <text:p text:style-name="P3"/>
      <text:list xml:id="list2677405580" text:style-name="L1">
        <text:list-item>
          <text:p text:style-name="P8">Постановка задачи.</text:p>
        </text:list-item>
        <text:list-item>
          <text:p text:style-name="P8">Концептуальная модель.</text:p>
        </text:list-item>
        <text:list-item>
          <text:p text:style-name="P8"><text:span text:style-name="T8">Скриншот активной</text:span> экранн<text:span text:style-name="T9">ой</text:span> форм.</text:p>
        </text:list-item>
        <text:list-item>
          <text:p text:style-name="P10">Скриншот формы вида “<text:span text:style-name="T1">главный-подчинённый</text:span>”.</text:p>
        </text:list-item>
        <text:list-item>
          <text:p text:style-name="P8">Фрагмент программы, раскрывающий работу <text:span text:style-name="T8">активной</text:span> форм<text:span text:style-name="T8">ы</text:span><text:span text:style-name="T1">.</text:span></text:p>
        </text:list-item>
        <text:list-item>
          <text:p text:style-name="P11">Фрагмент программы, раскрывающий работу одной из справочных форм.</text:p>
        </text:list-item>
        <text:list-item>
          <text:p text:style-name="P11">Фрагмент программы, отслеживающий разрыв соединения с базой данных.</text:p>
        </text:list-item>
      </text:list>
      <text:p text:style-name="P1"/>
      <text:p text:style-name="P1"/>
      <text:p text:style-name="P3"><text:s/>Вопросы на защиту</text:p>
      <text:p text:style-name="P3"/>
      <text:list xml:id="list2588895314" text:style-name="L2">
        <text:list-item>
          <text:p text:style-name="P9">Выполнение запросов к СУБД с использованием компонента QSqlQuery. Передача параметров запросу.</text:p>
        </text:list-item>
        <text:list-item>
          <text:p text:style-name="P9">Обработка результатов выполнения запроса к СУБД с использованием компонента QSqlQuery. Навигация по набору данных. Получение значений из набора данных.</text:p>
        </text:list-item>
        <text:list-item>
          <text:p text:style-name="P9">Понятие модели в Qt. Основные принципы работы и программирования моделей.</text:p>
        </text:list-item>
        <text:list-item>
          <text:p text:style-name="P9">Модель QSqlTableModel. Получение набора данных. Получение данных из набора. Фильтрация набора.</text:p>
        </text:list-item>
        <text:list-item>
          <text:p text:style-name="P9">Модель QSqlTableModel. Добавление, удаление и изменение данных в модели. Основные сигналы, генерируемые моделью.</text:p>
        </text:list-item>
        <text:list-item>
          <text:p text:style-name="P9">Модель QSqlQueryModel. Основные принципы работы с моделью.</text:p>
        </text:list-item>
        <text:list-item>
          <text:p text:style-name="P9"><text:soft-page-break/>Компоненты представления в Qt. Настройка компонента. Отслеживание текущих в представлении.</text:p>
        </text:list-item>
        <text:list-item>
          <text:p text:style-name="P9">Обработка ошибок при работе с базами данных в Qt и их детальная диагностика.</text:p>
        </text:list-item>
        <text:list-item>
          <text:p text:style-name="P9">Настройка заголовков в модели: присвоение собственных имён, скрытие столбцов, изменение поведения столбцов.</text:p>
        </text:list-item>
        <text:list-item>
          <text:p text:style-name="P9">Определение и назначение модуля данных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6T23:29:57</meta:creation-date>
    <meta:generator>LibreOffice/6.0.7.3$Linux_X86_64 LibreOffice_project/00m0$Build-3</meta:generator>
    <dc:date>2020-02-08T00:47:42.597891455</dc:date>
    <meta:editing-duration>PT3H20M32S</meta:editing-duration>
    <meta:editing-cycles>124</meta:editing-cycles>
    <meta:document-statistic meta:table-count="0" meta:image-count="0" meta:object-count="0" meta:page-count="2" meta:paragraph-count="26" meta:word-count="295" meta:character-count="2278" meta:non-whitespace-character-count="2017"/>
  </office:meta>
</office:document-meta>
</file>